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text-properties style:text-underline-style="solid" style:text-underline-width="auto" style:text-underline-color="font-color"/>
    </style:style>
    <style:style style:name="P2" style:family="paragraph">
      <style:paragraph-properties fo:text-align="start"/>
      <style:text-properties fo:font-size="26pt" style:font-size-asian="26pt" style:font-size-complex="26pt"/>
    </style:style>
    <style:style style:name="P3" style:family="paragraph">
      <style:text-properties fo:font-size="18pt" style:font-size-asian="18pt" style:font-size-complex="18pt"/>
    </style:style>
    <style:style style:name="P4" style:family="paragraph">
      <style:text-properties fo:font-size="22pt" style:font-size-asian="22pt" style:font-size-complex="2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Projet de Licence</text:span><text:span text:style-name="T1"><text:line-break/></text:span><text:span text:style-name="T1">Reconnaissance de forme</text:span></text:p>
          </draw:text-box>
        </draw:frame>
        <draw:frame presentation:style-name="pr2" draw:text-style-name="P2" draw:layer="layout" svg:width="25.199cm" svg:height="13.859cm" svg:x="1.4cm" svg:y="5.6cm" presentation:class="subtitle" presentation:user-transformed="true">
          <draw:text-box>
            <text:p text:style-name="P2"><text:span text:style-name="T2">Groupe : PLFGD</text:span></text:p>
            <text:p text:style-name="P2"><text:span text:style-name="T2"/></text:p>
            <text:p text:style-name="P2"><text:span text:style-name="T2">William Poitevin</text:span></text:p>
            <text:p text:style-name="P2"><text:span text:style-name="T2">Ivan Delsine</text:span></text:p>
            <text:p text:style-name="P2"><text:span text:style-name="T2">Derek Samson</text:span></text:p>
            <text:p text:style-name="P2"><text:span text:style-name="T2">Florian Regin</text:span></text:p>
            <text:p text:style-name="P2"><text:span text:style-name="T2">Maxime Soumran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Fonctionnalités réalisées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>-Demo</text:p>
                <text:p>-Maxime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1"><text:span text:style-name="T1">Evolution des IHM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>- Florian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1"><text:span text:style-name="T1">Choix de conception</text:span></text:p>
          </draw:text-box>
        </draw:frame>
        <draw:frame presentation:style-name="pr5" draw:text-style-name="P3" draw:layer="layout" svg:width="25.199cm" svg:height="13.859cm" svg:x="1.4cm" svg:y="4.914cm" presentation:class="outline">
          <draw:text-box>
            <text:list text:style-name="L3">
              <text:list-header>
                <text:p text:style-name="P3"><text:span text:style-name="T3">+ Organisation de code</text:span></text:p>
                <text:p text:style-name="P3"><text:span text:style-name="T3">+ Ivan/Derek</text:span></text:p>
                <text:p text:style-name="P3"><text:span text:style-name="T3"/></text:p>
                <text:p text:style-name="P3"><text:span text:style-name="T3">1) On est base sur un systheme de handler (communication client/serveur et bascule en ligne/hors ligne).</text:span></text:p>
                <text:p text:style-name="P3"><text:span text:style-name="T3">2) On est sur un MVP (Modéle Vue Presenter) (pour la partie android)</text:span></text:p>
                <text:p text:style-name="P3"><text:span text:style-name="T3">3) On utilise des singleton pour la passation de données</text:span></text:p>
                <text:p text:style-name="P3"><text:span text:style-name="T3">4) Reconaissance de form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1"><text:span text:style-name="T1">Tests</text:span></text:p>
          </draw:text-box>
        </draw:frame>
        <draw:frame presentation:style-name="pr5" draw:text-style-name="P4" draw:layer="layout" svg:width="25.199cm" svg:height="13.859cm" svg:x="1.4cm" svg:y="4.914cm" presentation:class="outline">
          <draw:text-box>
            <text:list text:style-name="L3">
              <text:list-header>
                <text:p text:style-name="P4"><text:span text:style-name="T4">+ On a voulut faire les tests dans les « grandes lignes », éviter de tester si une fonction est bien appele (ça devient l'erreur de intelliJ et non nous)</text:span></text:p>
                <text:p text:style-name="P4"><text:span text:style-name="T4"/></text:p>
                <text:p text:style-name="P4"><text:span text:style-name="T4">- Florian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1"><text:span text:style-name="T1">Points forts et points faibles</text:span></text:p>
          </draw:text-box>
        </draw:frame>
        <draw:frame presentation:style-name="pr5" draw:text-style-name="P4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 text:style-name="P4"><text:span text:style-name="T4">Points forts :</text:span></text:p>
                <text:p text:style-name="P4"><text:span text:style-name="T4">- On a essayé de faire le code le plus maintenable possible</text:span></text:p>
                <text:p text:style-name="P4"><text:span text:style-name="T4">- On peut leve le doigt et faire une forme en plusieurs fois</text:span></text:p>
                <text:p text:style-name="P4"><text:span text:style-name="T4"/></text:p>
                <text:p text:style-name="P4"><text:span text:style-name="T4"/></text:p>
                <text:p text:style-name="P4"><text:span text:style-name="T4">Points faibles :</text:span></text:p>
                <text:p text:style-name="P4"><text:span text:style-name="T4">- Le serveur n'apporte pas de fonctionnalité supplémentaire</text:span></text:p>
                <text:p text:style-name="P4"><text:span text:style-name="T4"/></text:p>
                <text:p text:style-name="P4"><text:span text:style-name="T4">Ivan/Derek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1"><text:span text:style-name="T1">Gestion de projet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><text:span text:style-name="T2">- La documentation des itérations avaient prevu d'avoir finit à l'itération 7 ce qu'on a accompli au final. (on a dut abandonné notre plan pour les 2 derniéres itérations)</text:span></text:p>
                <text:p><text:span text:style-name="T2">- La reconaissance de forme a pris beaucoup de temps</text:span></text:p>
                <text:p><text:span text:style-name="T2">- Gestion du Git</text:span></text:p>
                <text:p/>
                <text:p>William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lorian Regin</meta:initial-creator>
    <meta:creation-date>2019-04-17T21:18:16.85</meta:creation-date>
    <meta:editing-duration>PT1H6M39S</meta:editing-duration>
    <meta:editing-cycles>19</meta:editing-cycles>
    <dc:date>2019-04-17T22:40:25.62</dc:date>
    <dc:creator>Florian Regin</dc:creator>
    <meta:generator>OpenOffice/4.1.5$Win32 OpenOffice.org_project/415m1$Build-9789</meta:generator>
    <meta:document-statistic meta:object-count="49"/>
  </office:meta>
</office:document-meta>
</file>